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05ce2a" officeooo:paragraph-rsid="0005c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stomizacja deskryptorów</text:h>
      <text:p text:style-name="P1">Deskryptory pod względem mechanicznym zrobiono w jeden z poniższych sposobów:</text:p>
      <text:p text:style-name="P1">Niektóre deskryptory dają +4 do jednej Puli i albo 2 wąskie umiejętności, albo jedną szerszą.</text:p>
      <text:p text:style-name="P1">Inne deskryptory dają +2 do jednej Puli i albo 3 wąskie umiejętności, albo jedną wąską i jedną szerszą.</text:p>
      <text:p text:style-name="P1">“Szersza” umiejętność przydaje się w wielu sytuacjach (np.: wszystkie interakcje społeczne). Wąska umiejętność ma mniej zastosowań (np.: oszustwo). Umiejętności związane z walką, takie jak obrona lub inicjatywa, są uważane za szersze umiejętności.</text:p>
      <text:p text:style-name="P1">Można dodać jedną umiejętność, jeśli jest zbalansowana przez nieumiejętność. </text:p>
      <text:p text:style-name="P1">Możesz dodać zdolności, które nie są umiejętnościami “na oko” starając się je porównać z umiejętnościami, jeśli to tylko możliwe. Jeśli deskryptor wydaje się być słaby, dodaj przedmiot średniej ceny jako dodatkowy ekwipunek do niego.</text:p>
      <text:p text:style-name="P1">Z tymi ogólnymi informacjami, możesz skustomizować deskryptor, ale pamiętaj, że bardzo zmodyfikowany deskryptor nie jest deskryptorem, jeśli nic nie mówi o postaci. Lepiej zastosować te informacje, by stworzyć nowe deskryptory, które dokładnie wpasowują się w wizję gracza odnośnie swojej własnej postaci. </text:p>
      <text:p text:style-name="P1">RASY JAKO DESKRYPTORY</text:p>
      <text:p text:style-name="P1">Czasami, setting ma rasy obcych lub fantasy i gracze mogą zechcieć nimi zagrać. Zazwyczaj, jest to wybór bardziej wrażeń niż mechaniki gry. Jeśli jesteś wysokim na 7 stóp, włochatym Rigellianinem z 3 oczami, to świetnie, ale to nie zmienia statystyk lub umiejętności (ale może być wyzwaniem podczas odgrywania postaci).</text:p>
      <text:p text:style-name="P1">Jednakże, czasami bycie nie-człowiekiem ma pewne wyzwania. BG Ogr w settingu fantasy może mieć deskryptor taki jak Silny albo Wytrzymały, lub może po prostu mieć deskryptor zwany Ogrem, który jest podobny do Silnego lub Wytrzymałego, ale ma pewne różnice (może z większą Mocą, ale i pewnymi wadami). To by znaczyło, że zamiast być Silnym Wojownikiem który Kontroluje Bestie, postać byłaby Ogrem Wojownikiem który Kontroluje Bestie. </text:p>
      <text:p text:style-name="P1">Rozdział konwencje oferuje parę deskryptorów rasowych, ale wielu MG chciałoby stworzyć własne. Należy jednak zaznaczyć, że w 9 na 10 przypadków, w większości konwencji, różnice w rasach nie są na tyle wysokie, by tworzyć im nowe deskryptory. Różnica między Tajemniczą postacią a Szlachetną jest najpewniej większa niż między obcym z Alfa Centauri a Ziemianin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03:52:46.303000000</meta:creation-date>
    <dc:date>2024-03-21T04:07:01.012000000</dc:date>
    <meta:editing-duration>PT44S</meta:editing-duration>
    <meta:editing-cycles>1</meta:editing-cycles>
    <meta:document-statistic meta:table-count="0" meta:image-count="0" meta:object-count="0" meta:page-count="1" meta:paragraph-count="12" meta:word-count="332" meta:character-count="2294" meta:non-whitespace-character-count="1971"/>
    <meta:generator>LibreOffice/7.1.4.2$Windows_X86_64 LibreOffice_project/a529a4fab45b75fefc5b6226684193eb000654f6</meta:generator>
  </office:meta>
</office:document-meta>
</file>